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64cm" fo:min-width="9.0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2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7.435cm" fo:min-width="14.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7.848cm" fo:min-width="23.9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94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7.37cm" fo:min-width="6.8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1.722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7.37cm" fo:min-width="9.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7.37cm" fo:min-width="9.0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1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4cm" fo:min-width="8.092cm"/>
    </style:style>
    <style:style style:name="gr26" style:family="graphic" style:parent-style-name="standard">
      <style:graphic-properties draw:textarea-horizontal-align="justify" draw:textarea-vertical-align="middle" draw:auto-grow-height="false" fo:min-height="2.925cm" fo:min-width="1.703cm"/>
    </style:style>
    <style:style style:name="gr27" style:family="graphic" style:parent-style-name="standard">
      <style:graphic-properties draw:textarea-horizontal-align="justify" draw:textarea-vertical-align="middle" draw:auto-grow-height="false" fo:min-height="2.612cm" fo:min-width="0.16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70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385cm" fo:min-width="0.294cm"/>
    </style:style>
    <style:style style:name="gr30" style:family="graphic" style:parent-style-name="standard">
      <style:graphic-properties draw:textarea-horizontal-align="justify" draw:textarea-vertical-align="middle" draw:auto-grow-height="false" fo:min-height="1.972cm" fo:min-width="4.262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0.61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4.195cm" fo:min-width="2.04cm"/>
    </style:style>
    <style:style style:name="gr33" style:family="graphic" style:parent-style-name="standard">
      <style:graphic-properties draw:fill-color="#f10d0c" draw:textarea-horizontal-align="justify" draw:textarea-vertical-align="middle" draw:auto-grow-height="false" fo:min-height="0.386cm" fo:min-width="2.8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standard">
      <style:graphic-properties draw:stroke="none" draw:textarea-horizontal-align="justify" draw:textarea-vertical-align="middle" draw:auto-grow-height="false" fo:min-height="1.02cm" fo:min-width="3.628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1.02cm" fo:min-width="3.31cm"/>
    </style:style>
    <style:style style:name="gr37" style:family="graphic" style:parent-style-name="standard">
      <style:graphic-properties draw:stroke="none" draw:textarea-horizontal-align="justify" draw:textarea-vertical-align="middle" draw:auto-grow-height="false" fo:min-height="4.83cm" fo:min-width="4.263cm"/>
      <style:paragraph-properties style:writing-mode="lr-tb"/>
    </style:style>
    <style:style style:name="gr38" style:family="graphic" style:parent-style-name="standard">
      <style:graphic-properties draw:stroke="none" draw:textarea-horizontal-align="justify" draw:textarea-vertical-align="middle" draw:auto-grow-height="false" fo:min-height="2.607cm" fo:min-width="10.295cm"/>
      <style:paragraph-properties style:writing-mode="lr-tb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0.279cm" fo:min-width="0.612cm"/>
    </style:style>
    <style:style style:name="gr40" style:family="graphic" style:parent-style-name="objectwithoutfill">
      <style:graphic-properties draw:stroke="dash" draw:stroke-dash="Double_20_Dash_20_Dot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10d0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8.89cm" svg:x="1.635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73cm" svg:height="0.962cm" svg:x="2.27cm" svg:y="3.85cm">
          <draw:text-box>
            <text:p>Screw Size</text:p>
          </draw:text-box>
        </draw:frame>
        <draw:frame draw:style-name="gr3" draw:text-style-name="P2" draw:layer="layout" svg:width="5.256cm" svg:height="0.962cm" svg:x="2.27cm" svg:y="5.201cm">
          <draw:text-box>
            <text:p>Threads per inch</text:p>
          </draw:text-box>
        </draw:frame>
        <draw:frame draw:style-name="gr4" draw:text-style-name="P2" draw:layer="layout" svg:width="6.759cm" svg:height="0.962cm" svg:x="2.27cm" svg:y="6.553cm">
          <draw:text-box>
            <text:p>External Thread Class</text:p>
          </draw:text-box>
        </draw:frame>
        <draw:frame draw:style-name="gr5" draw:text-style-name="P2" draw:layer="layout" svg:width="7.428cm" svg:height="0.962cm" svg:x="2.27cm" svg:y="7.904cm">
          <draw:text-box>
            <text:p>External Thread Material</text:p>
          </draw:text-box>
        </draw:frame>
        <draw:frame draw:style-name="gr6" draw:text-style-name="P2" draw:layer="layout" svg:width="7.216cm" svg:height="0.962cm" svg:x="2.27cm" svg:y="9.255cm">
          <draw:text-box>
            <text:p>Internal Thread Material</text:p>
          </draw:text-box>
        </draw:frame>
        <draw:frame draw:style-name="gr7" draw:text-style-name="P2" draw:layer="layout" svg:width="8.321cm" svg:height="0.962cm" svg:x="1.569cm" svg:y="1.952cm">
          <draw:text-box>
            <text:p>Thread &amp; Material Selection</text:p>
          </draw:text-box>
        </draw:frame>
        <draw:custom-shape draw:style-name="gr8" draw:text-style-name="P1" draw:layer="layout" svg:width="15.24cm" svg:height="17.685cm" svg:x="11.477cm" svg:y="2.90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5.603cm" svg:height="1.28cm" svg:x="11.795cm" svg:y="1.952cm">
          <draw:text-box>
            <text:p>Calculations Pane</text:p>
          </draw:text-box>
        </draw:frame>
      </draw:page>
      <draw:page draw:name="page2" draw:style-name="dp1" draw:master-page-name="Default">
        <draw:custom-shape draw:style-name="gr10" draw:text-style-name="P1" draw:layer="layout" svg:width="24.448cm" svg:height="18.098cm" svg:x="1.952cm" svg:y="1.95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8.694cm" svg:height="0.962cm" svg:x="1.952cm" svg:y="1cm">
          <draw:text-box>
            <text:p>Bolt Shear &amp; Tensile Analysis</text:p>
          </draw:text-box>
        </draw:frame>
        <draw:custom-shape draw:style-name="gr12" draw:text-style-name="P3" draw:layer="layout" svg:width="7.302cm" svg:height="7.62cm" svg:x="2.905cm" svg:y="2.905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5.29cm" svg:height="0.962cm" svg:x="2.695cm" svg:y="1.952cm">
          <draw:text-box>
            <text:p>Thread Selection</text:p>
          </draw:text-box>
        </draw:frame>
        <draw:frame draw:style-name="gr2" draw:text-style-name="P2" draw:layer="layout" svg:width="3.673cm" svg:height="0.962cm" svg:x="3.042cm" svg:y="3.222cm">
          <draw:text-box>
            <text:p>Screw Size</text:p>
          </draw:text-box>
        </draw:frame>
        <draw:frame draw:style-name="gr14" draw:text-style-name="P2" draw:layer="layout" svg:width="5.294cm" svg:height="0.962cm" svg:x="3.008cm" svg:y="4.175cm">
          <draw:text-box>
            <text:p>Threads per Inch</text:p>
          </draw:text-box>
        </draw:frame>
        <draw:frame draw:style-name="gr6" draw:text-style-name="P2" draw:layer="layout" svg:width="4.27cm" svg:height="0.962cm" svg:x="3.08cm" svg:y="5.435cm">
          <draw:text-box>
            <text:p>Thread Class</text:p>
          </draw:text-box>
        </draw:frame>
        <draw:frame draw:style-name="gr15" draw:text-style-name="P2" draw:layer="layout" svg:width="4.939cm" svg:height="0.962cm" svg:x="3.046cm" svg:y="6.705cm">
          <draw:text-box>
            <text:p>Thread Material</text:p>
          </draw:text-box>
        </draw:frame>
        <draw:custom-shape draw:style-name="gr16" draw:text-style-name="P4" draw:layer="layout" svg:width="2.222cm" svg:height="1.27cm" svg:x="7.35cm" svg:y="8.937cm">
          <text:p text:style-name="P4">Calc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0.16cm" svg:height="7.62cm" svg:x="2.905cm" svg:y="11.795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6.594cm" svg:height="0.962cm" svg:x="2.905cm" svg:y="10.833cm">
          <draw:text-box>
            <text:p>Geometry Calculation</text:p>
          </draw:text-box>
        </draw:frame>
        <draw:custom-shape draw:style-name="gr19" draw:text-style-name="P3" draw:layer="layout" svg:width="9.525cm" svg:height="7.62cm" svg:x="14.97cm" svg:y="2.905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5.747cm" svg:height="0.962cm" svg:x="14.938cm" svg:y="1.952cm">
          <draw:text-box>
            <text:p>Force Calculations</text:p>
          </draw:text-box>
        </draw:frame>
        <draw:frame draw:style-name="gr21" draw:text-style-name="P2" draw:layer="layout" svg:width="4.016cm" svg:height="0.962cm" svg:x="15.582cm" svg:y="3.857cm">
          <draw:text-box>
            <text:p>Tensile Yield</text:p>
          </draw:text-box>
        </draw:frame>
        <draw:frame draw:style-name="gr22" draw:text-style-name="P2" draw:layer="layout" svg:width="3.736cm" svg:height="0.962cm" svg:x="15.605cm" svg:y="4.81cm">
          <draw:text-box>
            <text:p>Shear Yield</text:p>
          </draw:text-box>
        </draw:frame>
        <draw:frame draw:style-name="gr23" draw:text-style-name="P2" draw:layer="layout" svg:width="4.972cm" svg:height="0.962cm" svg:x="15.605cm" svg:y="5.762cm">
          <draw:text-box>
            <text:p>Tensile Ultimate</text:p>
          </draw:text-box>
        </draw:frame>
        <draw:frame draw:style-name="gr24" draw:text-style-name="P2" draw:layer="layout" svg:width="4.693cm" svg:height="0.962cm" svg:x="15.674cm" svg:y="6.715cm">
          <draw:text-box>
            <text:p>Shear Ultimate</text:p>
          </draw:text-box>
        </draw:frame>
      </draw:page>
      <draw:page draw:name="page3" draw:style-name="dp1" draw:master-page-name="Default">
        <draw:custom-shape draw:style-name="gr25" draw:text-style-name="P1" draw:layer="layout" svg:width="8.592cm" svg:height="1.19cm" svg:x="10.207cm" svg:y="5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2.203cm" svg:height="3.175cm" svg:x="18.799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322cm" svg:height="3.572cm" svg:x="14.173cm" svg:y="7.2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2" draw:layer="layout" svg:width="6.35cm" svg:height="1.673cm" svg:x="15.287cm" svg:y="8.852cm">
          <draw:text-box>
            <text:p>Bolt Shear Loading</text:p>
          </draw:text-box>
        </draw:frame>
        <draw:custom-shape draw:style-name="gr27" draw:text-style-name="P1" draw:layer="layout" svg:width="1.322cm" svg:height="3.572cm" draw:transform="rotate (1.5707963267949) translate (4.73cm 6.767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2" draw:layer="layout" svg:width="6.379cm" svg:height="1.673cm" svg:x="3.828cm" svg:y="4.407cm">
          <draw:text-box>
            <text:p>Bolt Tensile Loading</text:p>
          </draw:text-box>
        </draw:frame>
        <draw:custom-shape draw:style-name="gr29" draw:text-style-name="P1" draw:layer="layout" svg:width="1.588cm" svg:height="1.905cm" svg:x="12.458cm" svg:y="13.06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588cm" svg:height="1.905cm" svg:x="14.046cm" svg:y="13.06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588cm" svg:height="1.905cm" svg:x="15.633cm" svg:y="13.06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1.322cm" svg:height="3.572cm" draw:transform="rotate (1.5707963267949) translate (8.331cm 14.65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2" draw:layer="layout" svg:width="7.649cm" svg:height="1.673cm" svg:x="6.715cm" svg:y="12.112cm">
          <draw:text-box>
            <text:p>Thread Shear Loading</text:p>
          </draw:text-box>
        </draw:frame>
        <draw:custom-shape draw:style-name="gr30" draw:text-style-name="P1" draw:layer="layout" svg:width="4.762cm" svg:height="2.222cm" svg:x="12.459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31" draw:text-style-name="P1" draw:layer="layout" svg:width="11.113cm" svg:height="1.905cm" svg:x="11.795cm" svg:y="5.128cm">
          <text:p text:style-name="P1">Bolt (External Thread)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54cm" svg:height="4.445cm" svg:x="22.59cm" svg:y="3.8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4.128cm" svg:height="1.27cm" svg:x="14.969cm" svg:y="3.5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5" draw:layer="layout" svg:width="4.128cm" svg:height="1.27cm" draw:transform="rotate (1.5707963267949) translate (16.385cm 11.47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6" draw:layer="layout" svg:width="4.896cm" svg:height="0.962cm" svg:x="14.652cm" svg:y="2.587cm">
          <draw:text-box>
            <text:p>Tensile Loading</text:p>
          </draw:text-box>
        </draw:frame>
        <draw:frame draw:style-name="gr34" draw:text-style-name="P6" draw:layer="layout" svg:width="4.617cm" svg:height="0.962cm" svg:x="17.655cm" svg:y="8.937cm">
          <draw:text-box>
            <text:p>Shear Loading</text:p>
          </draw:text-box>
        </draw:frame>
        <draw:custom-shape draw:style-name="gr35" draw:text-style-name="P1" draw:layer="layout" svg:width="4.128cm" svg:height="1.27cm" svg:x="7.985cm" svg:y="3.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81cm" svg:height="1.27cm" svg:x="8.302cm" svg:y="7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4.763cm" svg:height="5.08cm" svg:x="3.54cm" svg:y="3.54cm">
          <text:p text:style-name="P1">Internal Thread</text:p>
          <text:p text:style-name="P1">(Nut)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0.795cm" svg:height="2.857cm" svg:x="10.525cm" svg:y="15.287cm">
          <text:p text:style-name="P1">Bolt (External Thread)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222cm" svg:height="1.587cm" svg:x="10.525cm" svg:y="13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" draw:layer="layout" svg:width="2.222cm" svg:height="1.587cm" svg:x="12.747cm" svg:y="13.7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" draw:layer="layout" svg:width="2.222cm" svg:height="1.587cm" svg:x="14.97cm" svg:y="13.7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" draw:layer="layout" svg:width="2.222cm" svg:height="1.587cm" svg:x="17.193cm" svg:y="13.7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5" draw:layer="layout" svg:width="4.128cm" svg:height="1.27cm" svg:x="6.715cm" svg:y="13.70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6" draw:layer="layout" svg:width="6.801cm" svg:height="0.962cm" svg:x="5.445cm" svg:y="12.747cm">
          <draw:text-box>
            <text:p>Thread Shear Loading</text:p>
          </draw:text-box>
        </draw:frame>
        <draw:line draw:style-name="gr40" draw:text-style-name="P7" draw:layer="layout" svg:x1="3.222cm" svg:y1="12.112cm" svg:x2="24.812cm" svg:y2="12.11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0T20:28:18.285000000</meta:creation-date>
    <dc:date>2021-09-27T21:33:36.909000000</dc:date>
    <meta:editing-duration>P5DT12H1M3S</meta:editing-duration>
    <meta:editing-cycles>3</meta:editing-cycles>
    <meta:generator>LibreOffice/7.0.2.2$Windows_X86_64 LibreOffice_project/8349ace3c3162073abd90d81fd06dcfb6b36b994</meta:generator>
    <meta:document-statistic meta:object-count="55"/>
  </office:meta>
</office:document-meta>
</file>